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199cm" loext:contextual-spacing="false" fo:text-align="end" style:justify-single-word="false"/>
    </style:style>
    <style:style style:name="P2" style:family="paragraph" style:parent-style-name="Standard" style:list-style-name="WW8Num2" style:master-page-name="Standard">
      <style:paragraph-properties fo:margin-left="0.7cm" fo:margin-right="0cm" fo:margin-top="0.199cm" fo:margin-bottom="0.199cm" loext:contextual-spacing="false" fo:text-indent="-0.6cm" style:auto-text-indent="false" style:page-number="auto">
        <style:tab-stops>
          <style:tab-stop style:position="0.725cm"/>
        </style:tab-stops>
      </style:paragraph-properties>
    </style:style>
    <style:style style:name="P3" style:family="paragraph" style:parent-style-name="Standard" style:list-style-name="WW8Num2">
      <style:paragraph-properties fo:margin-left="0.7cm" fo:margin-right="0cm" fo:margin-top="0.199cm" fo:margin-bottom="0.199cm" loext:contextual-spacing="false" fo:text-indent="-0.6cm" style:auto-text-indent="false">
        <style:tab-stops>
          <style:tab-stop style:position="0.725cm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officeooo:rsid="000e7385"/>
    </style:style>
    <style:style style:name="T3" style:family="text">
      <style:text-properties officeooo:rsid="000ecd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86683209" text:style-name="WW8Num2">
        <text:list-item>
          <text:p text:style-name="P2">Los pedidos se hacen a través de la web https://karakolas.net/</text:p>
        </text:list-item>
        <text:list-item>
          <text:p text:style-name="P3">No hay cestas cerradas, pides lo que quieras en la cantidad que quieras</text:p>
        </text:list-item>
        <text:list-item>
          <text:p text:style-name="P3">Las cestas se recogen tras los repartos, cada dos martes a partir de 19:30 más o menos</text:p>
        </text:list-item>
        <text:list-item>
          <text:p text:style-name="P3">Hay productos de frutas, verduras, huevos, pastas, panes, vino, aceite, carne, pescado, cosmética natural…</text:p>
        </text:list-item>
        <text:list-item>
          <text:p text:style-name="P3">Pertenecer al grupo conlleva participar en la asamblea y en otras tareas (limpieza, repartos, tratar con productores, etc)</text:p>
        </text:list-item>
        <text:list-item>
          <text:p text:style-name="P3">Email de contacto: tapasychapas@gmail.com</text:p>
        </text:list-item>
        <text:list-item>
          <text:p text:style-name="P3">Más información: https://tapasychapas.github.io</text:p>
        </text:list-item>
      </text:list>
      <text:h text:style-name="P4" text:outline-level="1">¡ME APUNTO!</text:h>
      <text:p text:style-name="Standard">Genial. Ahora escribe a tapasychapas@gmail.com, cuéntale que ya te has leído la información que hay en https://tapasychapas.github.io y te has pasado por un reparto o asamblea para conocer el grupo.</text:p>
      <text:p text:style-name="Standard">Pide que te asignen una cesta en https://karakolas.net y ya est<text:span text:style-name="T2">á.</text:span></text:p>
      <text:p text:style-name="Standard">En cuanto la cesta est<text:span text:style-name="T2">é</text:span> asignada recibirás un email con tu usuaria y contraseña, y podrás empezar a pedir para el próximo pedido.</text:p>
      <text:p text:style-name="Standard">¡Bienvenida!</text:p>
      <text:p text:style-name="Standard"/>
      <text:p text:style-name="P1"><text:span text:style-name="T1">– </text:span>Grupo de consumo Tapas y Chapas<text:line-break/>en la Casa del Barrio (Av. de Carabanchel Alto 6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4pt" fo:language="es" fo:country="ES" style:letter-kerning="true" style:font-name-asian="WenQuanYi Micro Hei1" style:font-family-asian="'WenQuanYi Micro Hei'" style:font-pitch-asian="variable" style:font-size-asian="14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14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9:07:33.771875700</meta:creation-date>
    <dc:date>2019-04-24T19:23:42.950462404</dc:date>
    <meta:print-date>2018-05-06T19:55:00</meta:print-date>
    <meta:editing-cycles>7</meta:editing-cycles>
    <meta:editing-duration>PT45M8S</meta:editing-duration>
    <meta:generator>LibreOffice/6.0.7.3$Linux_X86_64 LibreOffice_project/00m0$Build-3</meta:generator>
    <meta:document-statistic meta:table-count="0" meta:image-count="0" meta:object-count="0" meta:page-count="2" meta:paragraph-count="13" meta:word-count="169" meta:character-count="1041" meta:non-whitespace-character-count="891"/>
  </office:meta>
</office:document-meta>
</file>